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06d5d4" officeooo:paragraph-rsid="0006d5d4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6d5d4" officeooo:paragraph-rsid="0006d5d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6d5d4" officeooo:paragraph-rsid="0006d5d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d5d4" officeooo:paragraph-rsid="0006d5d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06d5d4" officeooo:paragraph-rsid="0006d5d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d5d4" officeooo:paragraph-rsid="0006d5d4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color="#ce181e" fo:font-size="12pt" fo:font-weight="normal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quitetura e Organização de Computadores II</text:p>
      <text:p text:style-name="P3">Prof. Roberto Cabral</text:p>
      <text:p text:style-name="P3">12 de Dezembro de 2020</text:p>
      <text:p text:style-name="P3"/>
      <text:p text:style-name="P4">LAB 03</text:p>
      <text:p text:style-name="P5"/>
      <text:p text:style-name="P1">Aluno: Samuel Henrique – 473360</text:p>
      <text:p text:style-name="P1"/>
      <text:p text:style-name="P1"/>
      <text:p text:style-name="P2">1.<text:tab/><text:span text:style-name="T3">O programa começa a ter instruções na linha 11, então o br só podia ser aplicado naquela linha, em linhas anteriores ele pulava pois era apenas declaração de variáveis.</text:span></text:p>
      <text:p text:style-name="P2"><text:span text:style-name="T3"/></text:p>
      <text:p text:style-name="P2"><text:span text:style-name="T2"><text:tab/>LINHAS:<text:tab/> <text:s text:c="3"/>PC:</text:span></text:p>
      <text:p text:style-name="P6"><text:tab/>line 11 <text:s text:c="7"/>→ <text:s text:c="2"/>0x10464</text:p>
      <text:p text:style-name="P6"><text:tab/>line 12 <text:s text:c="7"/>→ <text:s text:c="2"/>0x1046C</text:p>
      <text:p text:style-name="P6"><text:tab/>line 13 <text:s text:c="7"/>→ <text:s text:c="2"/>0x10474</text:p>
      <text:p text:style-name="P6"><text:tab/>line 14 <text:s text:c="7"/>→ <text:s text:c="2"/>0x10478</text:p>
      <text:p text:style-name="P6"><text:tab/>line 15 <text:s text:c="7"/>→ <text:s text:c="2"/>0x10480</text:p>
      <text:p text:style-name="P6"><text:tab/>line 16 <text:s text:c="7"/>→ <text:s text:c="2"/>0x1048C</text:p>
      <text:p text:style-name="P6"><text:tab/>line 17 <text:s text:c="7"/>→ <text:s text:c="2"/>0x10498</text:p>
      <text:p text:style-name="P6"><text:tab/>line 18 <text:s text:c="7"/>→ <text:s text:c="2"/>0x104A4</text:p>
      <text:p text:style-name="P6"><text:tab/>line 19 <text:s text:c="7"/>→ <text:s text:c="2"/>0x104A8</text:p>
      <text:p text:style-name="P6"/>
      <text:p text:style-name="P6"><text:tab/>Como se pode notar, o tamanho de cada instrução variou nesse experimento. Tiveram instruções de 4-,8- e 12-Bytes, é possível encontrar esse número fazendo a subtração entre os PC. Por exemplo: 0x104A8 - 0x104A4 (linha 19 - linha 18) = 4. 0x10480 − 0x10478 (linha 15 - linha 14). 0x104A4 − 0x10498 (linha 18 - linha 17) = 12. Com essa variação não tem como afirmar um tamanho exato.</text:p>
      <text:p text:style-name="P6"/>
      <text:p text:style-name="P2">2.<text:tab/><text:span text:style-name="T3">Para fazer com que o compilador armazene o conteúdo de uma variável em um registrador é preciso especificar na declaração com: register int ex; como foi usado no código.</text:span></text:p>
      <text:p text:style-name="P2"><text:span text:style-name="T3"><text:tab/>Após fazer essa modificação é preciso compilar, porém o compilador não permite informando o seguinte erro: </text:span></text:p>
      <text:p text:style-name="P2"><text:span text:style-name="T3"><text:tab/> <text:s text:c="5"/>"8.5.2.c: In function 'main':</text:span></text:p>
      <text:p text:style-name="P2"><text:span text:style-name="T3"><text:tab/> <text:s text:c="7"/>8.5.2.c:11:2 </text:span><text:span text:style-name="T4">error</text:span><text:span text:style-name="T3">: address of register variable 'ex' requested</text:span></text:p>
      <text:p text:style-name="P2"><text:span text:style-name="T3"><text:tab/><text:tab/> <text:s/></text:span><text:span text:style-name="T4">ptr</text:span><text:span text:style-name="T3"> = &amp;ex;”</text:span></text:p>
      <text:p text:style-name="P2"><text:span text:style-name="T3"><text:tab/><text:tab/> <text:s/>^~~"</text:span></text:p>
      <text:p text:style-name="P2"><text:span text:style-name="T3"><text:tab/>O código escrito necessita do endereço da variável 'ex' pela seguinte linha de código: </text:span></text:p>
      <text:p text:style-name="P2"><text:span text:style-name="T3">ptr* = &amp;ex;, com isso impossibilita que o conteúdo da variável seja armazenado no registr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4:01:49.374099906</meta:creation-date>
    <dc:date>2020-12-12T14:11:05.652674177</dc:date>
    <meta:editing-duration>PT23S</meta:editing-duration>
    <meta:editing-cycles>1</meta:editing-cycles>
    <meta:document-statistic meta:table-count="0" meta:image-count="0" meta:object-count="0" meta:page-count="1" meta:paragraph-count="25" meta:word-count="248" meta:character-count="1528" meta:non-whitespace-character-count="1180"/>
    <meta:generator>LibreOffice/6.0.7.3$Linux_X86_64 LibreOffice_project/00m0$Build-3</meta:generator>
  </office:meta>
</office:document-meta>
</file>